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officeooo:rsid="001bc89c" officeooo:paragraph-rsid="001bc89c"/>
    </style:style>
    <style:style style:name="P2" style:family="paragraph" style:parent-style-name="Standard">
      <style:paragraph-properties fo:text-align="center" style:justify-single-word="false"/>
      <style:text-properties style:font-name="Consolas" fo:font-weight="bold" officeooo:rsid="001bc89c" officeooo:paragraph-rsid="001bc89c" style:font-weight-asian="bold" style:font-weight-complex="bold"/>
    </style:style>
    <style:style style:name="P3" style:family="paragraph" style:parent-style-name="Standard">
      <style:paragraph-properties fo:text-align="start" style:justify-single-word="false"/>
      <style:text-properties style:font-name="Consolas" fo:font-weight="normal" officeooo:rsid="001bc89c" officeooo:paragraph-rsid="001bc89c" style:font-weight-asian="normal" style:font-weight-complex="normal"/>
    </style:style>
    <style:style style:name="P4" style:family="paragraph" style:parent-style-name="Standard">
      <style:paragraph-properties fo:text-align="start" style:justify-single-word="false"/>
      <style:text-properties style:font-name="Consolas" fo:font-weight="normal" officeooo:rsid="001d4e7b" officeooo:paragraph-rsid="001d4e7b" style:font-weight-asian="normal" style:font-weight-complex="normal"/>
    </style:style>
    <style:style style:name="P5" style:family="paragraph" style:parent-style-name="Standard">
      <style:paragraph-properties fo:text-align="start" style:justify-single-word="false"/>
      <style:text-properties style:font-name="Consolas" fo:font-weight="normal" officeooo:rsid="001dd80d" officeooo:paragraph-rsid="001dd80d" style:font-weight-asian="normal" style:font-weight-complex="normal"/>
    </style:style>
    <style:style style:name="P6" style:family="paragraph" style:parent-style-name="Standard" style:list-style-name="L1">
      <style:paragraph-properties fo:text-align="start" style:justify-single-word="false"/>
      <style:text-properties style:font-name="Consolas" fo:font-weight="normal" officeooo:rsid="001dd80d" officeooo:paragraph-rsid="001dd80d" style:font-weight-asian="normal" style:font-weight-complex="normal"/>
    </style:style>
    <style:style style:name="P7" style:family="paragraph" style:parent-style-name="Standard">
      <style:paragraph-properties fo:text-align="start" style:justify-single-word="false"/>
      <style:text-properties style:font-name="Consolas" fo:font-weight="normal" officeooo:rsid="001e4dd7" officeooo:paragraph-rsid="001e4dd7" style:font-weight-asian="normal" style:font-weight-complex="normal"/>
    </style:style>
    <style:style style:name="P8" style:family="paragraph" style:parent-style-name="Standard">
      <style:paragraph-properties fo:text-align="start" style:justify-single-word="false"/>
      <style:text-properties style:font-name="Consolas" fo:font-style="italic" fo:font-weight="bold" officeooo:rsid="001bc89c" officeooo:paragraph-rsid="001bc89c" style:font-style-asian="italic" style:font-weight-asian="bold" style:font-style-complex="italic" style:font-weight-complex="bold"/>
    </style:style>
    <style:style style:name="P9" style:family="paragraph" style:parent-style-name="Standard">
      <style:paragraph-properties fo:margin-left="0cm" fo:margin-right="0cm" fo:text-align="start" style:justify-single-word="false" fo:text-indent="0cm" style:auto-text-indent="false"/>
      <style:text-properties style:font-name="Consolas" fo:font-weight="normal" officeooo:rsid="001bc89c" officeooo:paragraph-rsid="001bc89c" style:font-weight-asian="normal" style:font-weight-complex="normal"/>
    </style:style>
    <style:style style:name="T1" style:family="text">
      <style:text-properties officeooo:rsid="001e4d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ias Gradaive</text:p>
      <text:p text:style-name="P1">Mamadian Diallo</text:p>
      <text:p text:style-name="P1"/>
      <text:p text:style-name="P2">Parallel Programming lab 3&amp;4</text:p>
      <text:p text:style-name="P2"/>
      <text:p text:style-name="P8">1. Optimizing memory accesses</text:p>
      <text:p text:style-name="P3"/>
      <text:p text:style-name="P3">How many reads are performed for each cell ? Are they coalesced reads ?</text:p>
      <text:p text:style-name="P3"><text:line-break/>Il y a 9 lectures pour chaque cellule (la cellule elle même et ses 8 voisins directes : haut, bas, gauche, droite et diagonales).</text:p>
      <text:p text:style-name="P9">Les lectures ne sont pas regroupées, elles sont effectuées sur 3 lignes différentes de la matrice.</text:p>
      <text:p text:style-name="P3"/>
      <text:p text:style-name="P3">Consider one thread block. What is the set of all location that are read by threads of the block ?</text:p>
      <text:p text:style-name="P3"/>
      <text:p text:style-name="P3">Un bloque représente une ligne de la matrice. Les cellules lues sont donc toutes les cellules de cette ligne, ainsi que toutes les cellules de la ligne supérieure et de la ligne inférieure.</text:p>
      <text:p text:style-name="P5">Il y a alors 3*128 lectures uniques</text:p>
      <text:p text:style-name="P3"/>
      <text:p text:style-name="P4">Same question if blocks are 2-dimensional. Which block shape would minimize the number of unique locations read ?</text:p>
      <text:p text:style-name="P4"/>
      <text:p text:style-name="P5">Avec 128 threads, nous pouvons réaliser des bloques des tailles suivantes :</text:p>
      <text:list xml:id="list2296447215607226570" text:style-name="L1">
        <text:list-item>
          <text:p text:style-name="P6">128*1 :<text:tab/>384 lectures uniques (la droite de la dernière colonne correspond à la première colonne et vice-versa)</text:p>
        </text:list-item>
        <text:list-item>
          <text:p text:style-name="P6">64*2 : <text:tab/>264 lectures uniques</text:p>
        </text:list-item>
        <text:list-item>
          <text:p text:style-name="P6">32*4: <text:tab/>204 lectures uniques</text:p>
        </text:list-item>
        <text:list-item>
          <text:p text:style-name="P6">16*8 :<text:tab/><text:span text:style-name="T1">180 lectures uniques</text:span></text:p>
        </text:list-item>
      </text:list>
      <text:p text:style-name="P7">La forme qui minimise le plus le nombre de lecture unique est donc 16*8, la forme la plus proche d'un carré.</text:p>
      <text:p text:style-name="P7"/>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3:52:40.590000000</meta:creation-date>
    <dc:date>2015-04-09T14:43:41.916000000</dc:date>
    <meta:editing-duration>PT35M47S</meta:editing-duration>
    <meta:editing-cycles>2</meta:editing-cycles>
    <meta:generator>LibreOffice/4.2.5.2$Windows_x86 LibreOffice_project/61cb170a04bb1f12e77c884eab9192be736ec5f5</meta:generator>
    <meta:document-statistic meta:table-count="0" meta:image-count="0" meta:object-count="0" meta:page-count="1" meta:paragraph-count="17" meta:word-count="213" meta:character-count="1202" meta:non-whitespace-character-count="1007"/>
  </office:meta>
</office:document-meta>
</file>